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72cm" style:rel-column-width="32767*"/>
    </style:style>
    <style:style style:name="Table8.B" style:family="table-column">
      <style:table-column-properties style:column-width="3.62cm" style:rel-column-width="9074*"/>
    </style:style>
    <style:style style:name="Table8.C" style:family="table-column">
      <style:table-column-properties style:column-width="5.69cm" style:rel-column-width="14264*"/>
    </style:style>
    <style:style style:name="Table8.D" style:family="table-column">
      <style:table-column-properties style:column-width="3.762cm" style:rel-column-width="943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none" fo:border-top="none" fo:border-bottom="0.5pt solid #000000"/>
    </style:style>
    <style:style style:name="Table8.C5" style:family="table-cell">
      <style:table-cell-properties fo:padding="0.097cm" fo:border-left="0.5pt solid #000000" fo:border-right="none" fo:border-top="none" fo:border-bottom="0.5pt solid #000000"/>
    </style:style>
    <style:style style:name="Table8.D5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378741f"/>
    </style:style>
    <style:style style:name="P37" style:family="paragraph" style:parent-style-name="Table_20_Contents">
      <style:text-properties officeooo:paragraph-rsid="03d81c7c"/>
    </style:style>
    <style:style style:name="P38" style:family="paragraph" style:parent-style-name="Table_20_Contents">
      <style:text-properties officeooo:paragraph-rsid="03a5c11a"/>
    </style:style>
    <style:style style:name="P39" style:family="paragraph" style:parent-style-name="Preformatted_20_Text">
      <style:text-properties officeooo:paragraph-rsid="03d81c7c"/>
    </style:style>
    <style:style style:name="P40" style:family="paragraph" style:parent-style-name="Preformatted_20_Text">
      <style:text-properties officeooo:paragraph-rsid="03ab86af"/>
    </style:style>
    <style:style style:name="P41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officeooo:paragraph-rsid="03a3caeb"/>
    </style:style>
    <style:style style:name="P4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officeooo:paragraph-rsid="0455c518"/>
    </style:style>
    <style:style style:name="P45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officeooo:paragraph-rsid="038d092b"/>
    </style:style>
    <style:style style:name="P47" style:family="paragraph" style:parent-style-name="Table_20_Contents">
      <style:text-properties officeooo:paragraph-rsid="0453bfb4"/>
    </style:style>
    <style:style style:name="P48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8" style:family="paragraph" style:parent-style-name="Table_20_Contents">
      <style:text-properties officeooo:paragraph-rsid="0108f4cf"/>
    </style:style>
    <style:style style:name="P59" style:family="paragraph" style:parent-style-name="Table_20_Contents">
      <style:text-properties officeooo:paragraph-rsid="0294e861"/>
    </style:style>
    <style:style style:name="P60" style:family="paragraph" style:parent-style-name="Table_20_Contents">
      <style:text-properties officeooo:paragraph-rsid="02b867ce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7" style:family="paragraph" style:parent-style-name="Table_20_Contents">
      <style:text-properties officeooo:paragraph-rsid="015fc100"/>
    </style:style>
    <style:style style:name="P6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9" style:family="paragraph" style:parent-style-name="Table_20_Contents">
      <style:text-properties officeooo:paragraph-rsid="02ae0b54"/>
    </style:style>
    <style:style style:name="P7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9" style:family="paragraph" style:parent-style-name="Table_20_Contents">
      <style:text-properties officeooo:paragraph-rsid="03dddf35"/>
    </style:style>
    <style:style style:name="P80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officeooo:paragraph-rsid="03efe0f5"/>
    </style:style>
    <style:style style:name="P82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Table_20_Contents">
      <style:text-properties officeooo:paragraph-rsid="038a25fe"/>
    </style:style>
    <style:style style:name="P85" style:family="paragraph" style:parent-style-name="Table_20_Contents">
      <style:text-properties officeooo:paragraph-rsid="0390111d"/>
    </style:style>
    <style:style style:name="P86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8" style:family="paragraph" style:parent-style-name="Table_20_Contents">
      <style:text-properties officeooo:paragraph-rsid="03427071"/>
    </style:style>
    <style:style style:name="P89" style:family="paragraph" style:parent-style-name="Table_20_Contents">
      <style:text-properties officeooo:paragraph-rsid="034a5fa0"/>
    </style:style>
    <style:style style:name="P90" style:family="paragraph" style:parent-style-name="Table_20_Contents">
      <style:text-properties officeooo:paragraph-rsid="0391a834"/>
    </style:style>
    <style:style style:name="P91" style:family="paragraph" style:parent-style-name="Table_20_Contents">
      <style:text-properties officeooo:paragraph-rsid="03017dbe"/>
    </style:style>
    <style:style style:name="P92" style:family="paragraph" style:parent-style-name="Table_20_Contents">
      <style:text-properties officeooo:paragraph-rsid="03ba19bb"/>
    </style:style>
    <style:style style:name="P93" style:family="paragraph" style:parent-style-name="Table_20_Contents">
      <style:text-properties officeooo:paragraph-rsid="031c8ae5"/>
    </style:style>
    <style:style style:name="P94" style:family="paragraph" style:parent-style-name="Table_20_Contents">
      <style:text-properties officeooo:paragraph-rsid="030c3545"/>
    </style:style>
    <style:style style:name="P9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1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2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3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4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6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7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0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1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5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4a2b8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4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officeooo:rsid="03959f64" style:font-name-complex="Courier New"/>
    </style:style>
    <style:style style:name="T134" style:family="text">
      <style:text-properties fo:color="#000000" loext:opacity="100%" style:font-name="Courier New" officeooo:rsid="03b8181e" style:font-name-complex="Courier New"/>
    </style:style>
    <style:style style:name="T135" style:family="text">
      <style:text-properties fo:color="#000000" loext:opacity="100%" style:font-name="Courier New" officeooo:rsid="03d81c7c" style:font-name-complex="Courier New"/>
    </style:style>
    <style:style style:name="T136" style:family="text">
      <style:text-properties fo:color="#000000" loext:opacity="100%" style:font-name="Courier New" officeooo:rsid="03bb832f" style:font-name-complex="Courier New"/>
    </style:style>
    <style:style style:name="T137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277dedb"/>
    </style:style>
    <style:style style:name="T14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4" style:family="text">
      <style:text-properties officeooo:rsid="023d069c"/>
    </style:style>
    <style:style style:name="T145" style:family="text">
      <style:text-properties officeooo:rsid="021570c6"/>
    </style:style>
    <style:style style:name="T146" style:family="text">
      <style:text-properties officeooo:rsid="02984091"/>
    </style:style>
    <style:style style:name="T147" style:family="text">
      <style:text-properties officeooo:rsid="0298730b"/>
    </style:style>
    <style:style style:name="T14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9" style:family="text">
      <style:text-properties fo:font-style="normal" officeooo:rsid="023ec219" style:font-style-asian="normal" style:font-style-complex="normal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officeooo:rsid="0213f657"/>
    </style:style>
    <style:style style:name="T152" style:family="text">
      <style:text-properties fo:color="#000000" loext:opacity="100%" style:font-name="Courier New" style:font-name-complex="Courier New"/>
    </style:style>
    <style:style style:name="T15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6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0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officeooo:rsid="02b867ce"/>
    </style:style>
    <style:style style:name="T20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7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7" style:family="text">
      <style:text-properties officeooo:rsid="0391a834"/>
    </style:style>
    <style:style style:name="T218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9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0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1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2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7" style:family="text">
      <style:text-properties officeooo:rsid="04144748"/>
    </style:style>
    <style:style style:name="T228" style:family="text">
      <style:text-properties officeooo:rsid="0478c748"/>
    </style:style>
    <style:style style:name="T229" style:family="text">
      <style:text-properties fo:font-style="italic" officeooo:rsid="040de640" style:font-style-asian="italic" style:font-style-complex="italic"/>
    </style:style>
    <style:style style:name="T230" style:family="text">
      <style:text-properties fo:font-style="italic" officeooo:rsid="0478c748" style:font-style-asian="italic" style:font-style-complex="italic"/>
    </style:style>
    <style:style style:name="T231" style:family="text">
      <style:text-properties fo:font-style="italic" officeooo:rsid="04125c48" style:font-style-asian="italic" style:font-style-complex="italic"/>
    </style:style>
    <style:style style:name="T232" style:family="text">
      <style:text-properties officeooo:rsid="042d7d17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officeooo:rsid="041182c7" style:font-style-asian="italic" style:font-style-complex="italic"/>
    </style:style>
    <style:style style:name="T235" style:family="text">
      <style:text-properties officeooo:rsid="0424aa9b"/>
    </style:style>
    <style:style style:name="T236" style:family="text">
      <style:text-properties officeooo:rsid="047a4342"/>
    </style:style>
    <style:style style:name="T237" style:family="text">
      <style:text-properties style:font-name="Courier New" officeooo:rsid="040de640"/>
    </style:style>
    <style:style style:name="T238" style:family="text">
      <style:text-properties style:font-name="Courier New" officeooo:rsid="046bdc70"/>
    </style:style>
    <style:style style:name="T239" style:family="text">
      <style:text-properties style:font-name="Courier New" fo:font-weight="normal" officeooo:rsid="040de640" style:font-weight-asian="normal" style:font-weight-complex="normal"/>
    </style:style>
    <style:style style:name="T240" style:family="text">
      <style:text-properties style:font-name="Courier New" fo:font-weight="normal" officeooo:rsid="04283cfb" style:font-weight-asian="normal" style:font-weight-complex="normal"/>
    </style:style>
    <style:style style:name="T241" style:family="text">
      <style:text-properties officeooo:rsid="048a07de"/>
    </style:style>
    <style:style style:name="T242" style:family="text">
      <style:text-properties officeooo:rsid="04546f38"/>
    </style:style>
    <style:style style:name="T243" style:family="text">
      <style:text-properties fo:language="zxx" fo:country="none" style:language-asian="zxx" style:country-asian="none" style:language-complex="zxx" style:country-complex="none"/>
    </style:style>
    <style:style style:name="T244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45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</text:span></text:span><text:span text:style-name="Source_20_Text"><text:span text:style-name="T21">expectedType</text:span></text:span><text:span text:style-name="Source_20_Text"><text:span text:style-name="T21">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8">isNonNullable(value);</text:span></text:span></text:p>
            <text:p text:style-name="P13"><text:span text:style-name="Source_20_Text"><text:span text:style-name="T38">isNonNullablePrimitive(value);</text:span></text:span></text:p>
            <text:p text:style-name="P12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4"><text:span text:style-name="Source_20_Text"><text:span text:style-name="T40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39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9">);</text:span></text:span></text:p>
            <text:p text:style-name="P12"><text:span text:style-name="Source_20_Text"><text:span text:style-name="T39">isProxy(value);</text:span></text:span></text:p>
            <text:p text:style-name="P12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2"><text:span text:style-name="Source_20_Text"><text:span text:style-name="T12">isArraylike(value);</text:span></text:span></text:p>
            <text:p text:style-name="P15"><text:span text:style-name="Source_20_Text"><text:span text:style-name="T12">isTypedArray(value);</text:span></text:span></text:p>
            <text:p text:style-name="P15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6"><text:span text:style-name="Source_20_Text"><text:span text:style-name="T48">isPropertyKey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6"><text:span text:style-name="Source_20_Text"><text:span text:style-name="T48">toPropertyKey(v</text:span></text:span><text:span text:style-name="Source_20_Text"><text:span text:style-name="T50">alue</text:span></text:span><text:span text:style-name="Source_20_Text"><text:span text:style-name="T48">);</text:span></text:span></text:p>
            <text:p text:style-name="P16"><text:span text:style-name="Source_20_Text"><text:span text:style-name="T48">isPrimitive(v</text:span></text:span><text:span text:style-name="Source_20_Text"><text:span text:style-name="T51">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6"><text:span text:style-name="Source_20_Text"><text:span text:style-name="T40">toPrimitive</text:span></text:span><text:span text:style-name="Source_20_Text"><text:span text:style-name="T53">Value</text:span></text:span><text:span text:style-name="Source_20_Text"><text:span text:style-name="T40">(valu</text:span></text:span><text:span text:style-name="Source_20_Text"><text:span text:style-name="T50">e</text:span></text:span><text:span text:style-name="Source_20_Text"><text:span text:style-name="T40">);</text:span></text:span></text:p>
            <text:p text:style-name="P16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4">and</text:span></text:span><text:span text:style-name="Source_20_Text"><text:span text:style-name="T55"> </text:span></text:span><text:span text:style-name="Source_20_Text"><text:span text:style-name="T40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40">);</text:span></text:span></text:p>
            <text:p text:style-name="P17"><text:span text:style-name="Source_20_Text"><text:span text:style-name="T58">isIndex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58">); <text:s/></text:span></text:span><text:span text:style-name="Source_20_Text"><text:span text:style-name="T61">and</text:span></text:span><text:span text:style-name="Source_20_Text"><text:span text:style-name="T62"> </text:span></text:span><text:span text:style-name="Source_20_Text"><text:span text:style-name="T63">to</text:span></text:span><text:span text:style-name="Source_20_Text"><text:span text:style-name="T58">Index(va</text:span></text:span><text:span text:style-name="Source_20_Text"><text:span text:style-name="T64">lue</text:span></text:span><text:span text:style-name="Source_20_Text"><text:span text:style-name="T58">);</text:span></text:span></text:p>
            <text:p text:style-name="P18"><text:span text:style-name="Source_20_Text"><text:span text:style-name="T49">isLength</text:span></text:span><text:span text:style-name="Source_20_Text"><text:span text:style-name="T65">(v</text:span></text:span><text:span text:style-name="Source_20_Text"><text:span text:style-name="T49">al</text:span></text:span><text:span text:style-name="Source_20_Text"><text:span text:style-name="T66">ue</text:span></text:span><text:span text:style-name="Source_20_Text"><text:span text:style-name="T65">); 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48">toLength(value);</text:span></text:span></text:p>
            <text:p text:style-name="P19"><text:span text:style-name="Source_20_Text"><text:span text:style-name="T40">toSafeString</text:span></text:span><text:span text:style-name="Source_20_Text"><text:span text:style-name="T69">(value);</text:span></text:span></text:p>
          </table:table-cell>
          <table:table-cell table:style-name="Table1.D2" table:number-rows-spanned="6" office:value-type="string">
            <text:p text:style-name="P20"><text:span text:style-name="Source_20_Text"><text:span text:style-name="T12">qsa(selector[,context]).forEach(c</text:span></text:span><text:span text:style-name="Source_20_Text"><text:span text:style-name="T70">a</text:span></text:span><text:span text:style-name="Source_20_Text"><text:span text:style-name="T71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70">allback</text:span></text:span><text:span text:style-name="Source_20_Text"><text:span text:style-name="T12">);</text:span></text:span></text:p>
            <text:p text:style-name="P20"><text:span text:style-name="Source_20_Text"><text:span text:style-name="T72">domClear(e</text:span></text:span><text:span text:style-name="Source_20_Text"><text:span text:style-name="T73">lement</text:span></text:span><text:span text:style-name="Source_20_Text"><text:span text:style-name="T72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4">[</text:span></text:span><text:span text:style-name="Source_20_Text"><text:span text:style-name="T12">,property</text:span></text:span><text:span text:style-name="Source_20_Text"><text:span text:style-name="T75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6">le</text:span></text:span><text:span text:style-name="Source_20_Text"><text:span text:style-name="T77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8">domScrollToTop();</text:span></text:span></text:p>
            <text:p text:style-name="P21"><text:span text:style-name="Source_20_Text"><text:span text:style-name="T79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80">Left</text:span></text:span><text:span text:style-name="Source_20_Text"><text:span text:style-name="T12">(element);</text:span></text:span></text:p>
            <text:p text:style-name="P15"><text:span text:style-name="Source_20_Text"><text:span text:style-name="T12">domSiblingsNext(element);</text:span></text:span></text:p>
            <text:p text:style-name="P15"><text:span text:style-name="Source_20_Text"><text:span text:style-name="T12">domSiblings</text:span></text:span><text:span text:style-name="Source_20_Text"><text:span text:style-name="T80">Right</text:span></text:span><text:span text:style-name="Source_20_Text"><text:span text:style-name="T12">(element);</text:span></text:span></text:p>
            <text:p text:style-name="P20"><text:span text:style-name="Source_20_Text"><text:span text:style-name="T81">domGetC</text:span></text:span><text:span text:style-name="Source_20_Text"><text:span text:style-name="T82">SS</text:span></text:span><text:span text:style-name="Source_20_Text"><text:span text:style-name="T81">Var(name);</text:span></text:span></text:p>
            <text:p text:style-name="P20"><text:span text:style-name="Source_20_Text"><text:span text:style-name="T12">domSetC</text:span></text:span><text:span text:style-name="Source_20_Text"><text:span text:style-name="T82">SS</text:span></text:span><text:span text:style-name="Source_20_Text"><text:span text:style-name="T12">Var(</text:span></text:span><text:span text:style-name="Source_20_Text"><text:span text:style-name="T81">n</text:span></text:span><text:span text:style-name="Source_20_Text"><text:span text:style-name="T12">a</text:span></text:span><text:span text:style-name="Source_20_Text"><text:span text:style-name="T81">me</text:span></text:span><text:span text:style-name="Source_20_Text"><text:span text:style-name="T12">,</text:span></text:span><text:span text:style-name="Source_20_Text"><text:span text:style-name="T81">v</text:span></text:span><text:span text:style-name="Source_20_Text"><text:span text:style-name="T12">a</text:span></text:span><text:span text:style-name="Source_20_Text"><text:span text:style-name="T81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83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4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5">BASE16;</text:span></text:span></text:p>
            <text:p text:style-name="P25"><text:span text:style-name="Source_20_Text"><text:span text:style-name="T85">BASE</text:span></text:span><text:span text:style-name="Source_20_Text"><text:span text:style-name="T86">32;</text:span></text:span></text:p>
            <text:p text:style-name="P25"><text:span text:style-name="Source_20_Text"><text:span text:style-name="T86">BASE36;</text:span></text:span></text:p>
            <text:p text:style-name="P25"><text:span text:style-name="Source_20_Text"><text:span text:style-name="T86">BASE58;</text:span></text:span></text:p>
            <text:p text:style-name="P25"><text:span text:style-name="Source_20_Text"><text:span text:style-name="T86">BASE62;</text:span></text:span></text:p>
            <text:p text:style-name="P25"><text:span text:style-name="Source_20_Text"><text:span text:style-name="T86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7">ou</text:span></text:span><text:span text:style-name="Source_20_Text"><text:span text:style-name="T12">rc</text:span></text:span><text:span text:style-name="Source_20_Text"><text:span text:style-name="T87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8">obj</text:span></text:span><text:span text:style-name="Source_20_Text"><text:span text:style-name="T12">,</text:span></text:span><text:span text:style-name="Source_20_Text"><text:span text:style-name="T88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9">bje</text:span></text:span><text:span text:style-name="Source_20_Text"><text:span text:style-name="T90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91">omit</text:span></text:span><text:span text:style-name="Source_20_Text"><text:span text:style-name="T12">(object,keys);</text:span></text:span></text:p>
            <text:p text:style-name="P26"><text:span text:style-name="Source_20_Text"><text:span text:style-name="T92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6"><text:span text:style-name="Source_20_Text"><text:span text:style-name="T12">delay(mi</text:span></text:span><text:span text:style-name="Source_20_Text"><text:span text:style-name="T93">lis</text:span></text:span><text:span text:style-name="Source_20_Text"><text:span text:style-name="T12">e</text:span></text:span><text:span text:style-name="Source_20_Text"><text:span text:style-name="T93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4">function</text:span></text:span><text:span text:style-name="Source_20_Text"><text:span text:style-name="T12">,context);</text:span></text:span></text:p>
            <text:p text:style-name="P26"><text:span text:style-name="Source_20_Text"><text:span text:style-name="T95">unBind</text:span></text:span><text:span text:style-name="Source_20_Text"><text:span text:style-name="T96">(</text:span></text:span><text:span text:style-name="Source_20_Text"><text:span text:style-name="T97">f</text:span></text:span><text:span text:style-name="Source_20_Text"><text:span text:style-name="T98">unction</text:span></text:span><text:span text:style-name="Source_20_Text"><text:span text:style-name="T96">);</text:span></text:span></text:p>
            <text:p text:style-name="P26"><text:span text:style-name="Source_20_Text"><text:span text:style-name="T96">curry(function);</text:span></text:span></text:p>
            <text:p text:style-name="P26"><text:span text:style-name="Source_20_Text"><text:span text:style-name="T96">compose(function1[,functionN]);</text:span></text:span></text:p>
            <text:p text:style-name="P26"><text:span text:style-name="Source_20_Text"><text:span text:style-name="T96">pipe(function1[,functionN]);</text:span></text:span></text:p>
            <text:p text:style-name="P26"><text:span text:style-name="Source_20_Text"><text:span text:style-name="T99">once(function);</text:span></text:span></text:p>
            <text:p text:style-name="P26"><text:span text:style-name="Source_20_Text"><text:span text:style-name="T92">tap(function): function(</text:span></text:span><text:span text:style-name="Source_20_Text"><text:span text:style-name="T100">value</text:span></text:span><text:span text:style-name="Source_20_Text"><text:span text:style-name="T92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101">r</text:span></text:span><text:span text:style-name="Source_20_Text"><text:span text:style-name="T14">andomUUIDv7</text:span></text:span><text:span text:style-name="Source_20_Text"><text:span text:style-name="T102">(</text:span></text:span><text:span text:style-name="Source_20_Text"><text:span text:style-name="T103">v4=false</text:span></text:span><text:span text:style-name="Source_20_Text"><text:span text:style-name="T102">);</text:span></text:span></text:p>
            <text:p text:style-name="P27"><text:span text:style-name="Source_20_Text"><text:span text:style-name="T104">timestampID([size=21[,alphabet=</text:span></text:span><text:span text:style-name="Source_20_Text"><text:span text:style-name="T105">"123456789ABCDEFGHJKLMNPQRSTUVWXYZabcdefghijkmnopqrstuvwxyz"</text:span></text:span><text:span text:style-name="Source_20_Text"><text:span text:style-name="T104">]]);</text:span></text:span></text:p>
            <text:p text:style-name="P27"><text:span text:style-name="Source_20_Text"><text:span text:style-name="T85">nanoid([size=21[,alphabet="A-Za-z0-9_-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8"><text:span text:style-name="Source_20_Text"><text:span text:style-name="T12">createPolyfillMethod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13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33"><text:span text:style-name="Source_20_Text"><text:span text:style-name="T12"/></text:span></text:p>
            <text:p text:style-name="P34"><text:span text:style-name="Source_20_Text"><text:span text:style-name="T12">b64Decode(s</text:span></text:span><text:span text:style-name="Source_20_Text"><text:span text:style-name="T76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5"><text:span text:style-name="Source_20_Text"><text:span text:style-name="T12">b64Encode(string);</text:span></text:span></text:p>
            <text:p text:style-name="P35"><text:span text:style-name="Source_20_Text"><text:span text:style-name="T12"/></text:span></text:p>
            <text:p text:style-name="P34"><text:span text:style-name="Source_20_Text"><text:span text:style-name="T12">strAt(s</text:span></text:span><text:span text:style-name="Source_20_Text"><text:span text:style-name="T114">tri</text:span></text:span><text:span text:style-name="Source_20_Text"><text:span text:style-name="T115">ng</text:span></text:span><text:span text:style-name="Source_20_Text"><text:span text:style-name="T12">,index[,newChar]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apitaliz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odePoints(s</text:span></text:span><text:span text:style-name="Source_20_Text"><text:span text:style-name="T118">t</text:span></text:span><text:span text:style-name="Source_20_Text"><text:span text:style-name="T119">ri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DownFirst(s</text:span></text:span><text:span text:style-name="Source_20_Text"><text:span text:style-name="T120">tri</text:span></text:span><text:span text:style-name="Source_20_Text"><text:span text:style-name="T94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FromCodePoints(i</text:span></text:span><text:span text:style-name="Source_20_Text"><text:span text:style-name="T121">terator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Escap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</text:span></text:span><text:span text:style-name="Source_20_Text"><text:span text:style-name="T122">HTML</text:span></text:span><text:span text:style-name="Source_20_Text"><text:span text:style-name="T12">RemoveTags(string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</text:span></text:span><text:span text:style-name="Source_20_Text"><text:span text:style-name="T123">Un</text:span></text:span><text:span text:style-name="Source_20_Text"><text:span text:style-name="T12">Escap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Proper</text:span></text:span><text:span text:style-name="Source_20_Text"><text:span text:style-name="T124">c</text:span></text:span><text:span text:style-name="Source_20_Text"><text:span text:style-name="T12">as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 </text:span></text:span></text:p>
            <text:p text:style-name="P33"><text:span text:style-name="Source_20_Text"><text:span text:style-name="T125"/></text:span></text:p>
            <text:p text:style-name="P34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17">ring</text:span></text:span><text:span text:style-name="Source_20_Text"><text:span text:style-name="T12">);</text:span></text:span></text:p>
            <text:p text:style-name="P34"><text:span text:style-name="Source_20_Text"><text:span text:style-name="T125"/></text:span></text:p>
            <text:p text:style-name="P34"><text:span text:style-name="Source_20_Text"><text:span text:style-name="T12">strSplice(</text:span></text:span><text:span text:style-name="Source_20_Text"><text:span text:style-name="T114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6">]);</text:span></text:span></text:p>
            <text:p text:style-name="P34"><text:span text:style-name="Source_20_Text"><text:span text:style-name="T125"/></text:span></text:p>
            <text:p text:style-name="P34"><text:span text:style-name="Source_20_Text"><text:span text:style-name="T125">s</text:span></text:span><text:span text:style-name="Source_20_Text"><text:span text:style-name="T12">tr</text:span></text:span><text:span text:style-name="Source_20_Text"><text:span text:style-name="T127">T</text:span></text:span><text:span text:style-name="Source_20_Text"><text:span text:style-name="T128">itle</text:span></text:span><text:span text:style-name="Source_20_Text"><text:span text:style-name="T124">c</text:span></text:span><text:span text:style-name="Source_20_Text"><text:span text:style-name="T12">as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4"><text:span text:style-name="Source_20_Text"><text:span text:style-name="T129">strTruncate(st</text:span></text:span><text:span text:style-name="Source_20_Text"><text:span text:style-name="T119">ring</text:span></text:span><text:span text:style-name="Source_20_Text"><text:span text:style-name="T129">);</text:span></text:span></text:p>
            <text:p text:style-name="P34"><text:span text:style-name="Source_20_Text"><text:span text:style-name="T129"/></text:span></text:p>
            <text:p text:style-name="P34"><text:span text:style-name="Source_20_Text"><text:span text:style-name="T12">strUpFirst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</table:table-cell>
          <table:table-cell table:style-name="Table5.B2" table:number-rows-spanned="4" office:value-type="string">
            <text:p text:style-name="P36"><text:span text:style-name="Source_20_Text"><text:span text:style-name="T119"/></text:span></text:p>
            <text:p text:style-name="P36"><text:span text:style-name="Source_20_Text"><text:span text:style-name="T119">a</text:span></text:span><text:span text:style-name="Source_20_Text"><text:span text:style-name="T12">ssert</text:span></text:span><text:span text:style-name="Source_20_Text"><text:span text:style-name="T119">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True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8"><text:span text:style-name="Source_20_Text"><text:span text:style-name="T119"/></text:span></text:p>
            <text:p text:style-name="P37"><text:span text:style-name="Source_20_Text"><text:span text:style-name="T119">assertFalse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8"><text:span text:style-name="Source_20_Text"><text:span text:style-name="T119"/></text:span></text:p>
            <text:p text:style-name="P39"><text:span text:style-name="Source_20_Text"><text:span text:style-name="T131">assertThrows</text:span></text:span><text:span text:style-name="Source_20_Text"><text:span text:style-name="T132">(callback[,message</text:span></text:span><text:span text:style-name="Source_20_Text"><text:span text:style-name="T130">|error</text:span></text:span><text:span text:style-name="Source_20_Text"><text:span text:style-name="T132">]);</text:span></text:span></text:p>
            <text:p text:style-name="P40"><text:span text:style-name="Source_20_Text"><text:span text:style-name="T132"/></text:span></text:p>
            <text:p text:style-name="P41"><text:span text:style-name="Source_20_Text"><text:span text:style-name="T133">assertFail(m</text:span></text:span><text:span text:style-name="Source_20_Text"><text:span text:style-name="T134">essage</text:span></text:span><text:span text:style-name="Source_20_Text"><text:span text:style-name="T135">|</text:span></text:span><text:span text:style-name="Source_20_Text"><text:span text:style-name="T136">error</text:span></text:span><text:span text:style-name="Source_20_Text"><text:span text:style-name="T133">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Equal(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Equal</text:span></text:span><text:span text:style-name="Source_20_Text"><text:span text:style-name="T137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Deep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Deep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Deep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DeepStrictEqual</text:span></text:span><text:span text:style-name="Source_20_Text"><text:span text:style-name="T138">(</text:span></text:span><text:span text:style-name="Source_20_Text"><text:span text:style-name="T119">value1,value2[,</text:span></text:span><text:span text:style-name="Source_20_Text"><text:span text:style-name="T130">message|error</text:span></text:span><text:span text:style-name="Source_20_Text"><text:span text:style-name="T119">]);</text:span></text:span></text:p>
            <text:p text:style-name="P43"/>
            <text:p text:style-name="P44"><text:span text:style-name="Source_20_Text"><text:span text:style-name="T131">assertIs(value,</text:span></text:span><text:span text:style-name="Source_20_Text"><text:span text:style-name="T139">exptectedType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4"><text:span text:style-name="Source_20_Text"><text:span text:style-name="T131">assertIsNot(value,</text:span></text:span><text:span text:style-name="Source_20_Text"><text:span text:style-name="T139">exptectedType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2"><text:span text:style-name="Source_20_Text"><text:span text:style-name="T131"/></text:span></text:p>
            <text:p text:style-name="P37"><text:span text:style-name="Source_20_Text"><text:span text:style-name="T131">assertIsN</text:span></text:span><text:span text:style-name="Source_20_Text"><text:span text:style-name="T140">ullish</text:span></text:span><text:span text:style-name="Source_20_Text"><text:span text:style-name="T131">(value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37"><text:span text:style-name="Source_20_Text"><text:span text:style-name="T131">assertIsNotN</text:span></text:span><text:span text:style-name="Source_20_Text"><text:span text:style-name="T140">ullish</text:span></text:span><text:span text:style-name="Source_20_Text"><text:span text:style-name="T131">(value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3"><text:span text:style-name="Source_20_Text"><text:span text:style-name="T131"/></text:span></text:p>
            <text:p text:style-name="P37"><text:span text:style-name="Source_20_Text"><text:span text:style-name="T131">assertMatch(s</text:span></text:span><text:span text:style-name="Source_20_Text"><text:span text:style-name="T141">tring</text:span></text:span><text:span text:style-name="Source_20_Text"><text:span text:style-name="T131">,r</text:span></text:span><text:span text:style-name="Source_20_Text"><text:span text:style-name="T141">egexp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37"><text:span text:style-name="Source_20_Text"><text:span text:style-name="T141">assertD</text:span></text:span><text:span text:style-name="Source_20_Text"><text:span text:style-name="T131">oesNotMatch(s</text:span></text:span><text:span text:style-name="Source_20_Text"><text:span text:style-name="T141">tring</text:span></text:span><text:span text:style-name="Source_20_Text"><text:span text:style-name="T131">,r</text:span></text:span><text:span text:style-name="Source_20_Text"><text:span text:style-name="T141">egexp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</table:table-cell>
          <table:table-cell table:style-name="Table5.C2" office:value-type="string">
            <text:p text:style-name="P45">sum(value1[,valueN]);</text:p>
            <text:p text:style-name="P45">avg(value1[,valueN]);</text:p>
            <text:p text:style-name="P45">product(value1[,valueN]);</text:p>
            <text:p text:style-name="P45">clamp(value,min,max);</text:p>
            <text:p text:style-name="P45"><text:span text:style-name="T142">minmax</text:span>(value,min,max);</text:p>
            <text:p text:style-name="P46"><text:span text:style-name="Source_20_Text"><text:span text:style-name="T12">inRange(value,min,max);</text:span></text:span></text:p>
            <text:p text:style-name="P46"><text:span text:style-name="Source_20_Text"><text:span text:style-name="T143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7"><text:span text:style-name="Source_20_Text"><text:span text:style-name="T12">randomInt([max]);</text:span></text:span></text:p>
            <text:p text:style-name="P47"><text:span text:style-name="Source_20_Text"><text:span text:style-name="T12">randomInt(min,max);</text:span></text:span></text:p>
            <text:p text:style-name="P47"><text:span text:style-name="Source_20_Text"><text:span text:style-name="T12">randomFloat([max]);</text:span></text:span></text:p>
            <text:p text:style-name="P47"><text:span text:style-name="Source_20_Text"><text:span text:style-name="T12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8">isEven(value);</text:p>
            <text:p text:style-name="P48">isOdd(valu<text:span text:style-name="T144">e</text:span>);</text:p>
            <text:p text:style-name="P49">isInt8(value);</text:p>
            <text:p text:style-name="P49">isInt16(value);</text:p>
            <text:p text:style-name="P49">isUInt32(value);</text:p>
            <text:p text:style-name="P49">isUInt8(value);</text:p>
            <text:p text:style-name="P49">isUInt16(value);</text:p>
            <text:p text:style-name="P49">isInt32(value);</text:p>
            <text:p text:style-name="P49">isBigInt64(value);</text:p>
            <text:p text:style-name="P50"><text:span text:style-name="T145">i</text:span><text:span text:style-name="T146">s</text:span>BigUInt64(value);</text:p>
            <text:p text:style-name="P50"><text:span text:style-name="T146">is</text:span>Float<text:span text:style-name="T147">16</text:span>(value);</text:p>
            <text:p text:style-name="P47"><text:span text:style-name="Source_20_Text"><text:span text:style-name="T143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43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7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51"><text:span text:style-name="Source_20_Text"><text:span text:style-name="T148">toIntegerOrInfinity(value);</text:span></text:span></text:p>
            <text:p text:style-name="P48"><text:span text:style-name="T149">t</text:span><text:span text:style-name="T150">oInt8(value);</text:span></text:p>
            <text:p text:style-name="P50">toInt16(value);</text:p>
            <text:p text:style-name="P50">toInt32(value);</text:p>
            <text:p text:style-name="P50">toUInt8(value);</text:p>
            <text:p text:style-name="P50">toUInt<text:span text:style-name="T151">1</text:span>6(value);</text:p>
            <text:p text:style-name="P50">toUInt32(value;</text:p>
            <text:p text:style-name="P50">toBigInt64(value);</text:p>
            <text:p text:style-name="P50">toBigUInt64(value);</text:p>
            <text:p text:style-name="P50"><text:span text:style-name="T151">toFloat</text:span><text:span text:style-name="T146">16</text:span><text:span text:style-name="T151">(value);</text:span></text:p>
            <text:p text:style-name="P49"><text:span text:style-name="Source_20_Text"><text:span text:style-name="T152">toFloat32(value);</text:span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3"><text:span text:style-name="Source_20_Text"><text:span text:style-name="T153">Collections </text:span></text:span><text:span text:style-name="Source_20_Text"><text:span text:style-name="T154">API</text:span></text:span></text:p>
          </table:table-cell>
          <table:covered-table-cell/>
          <table:table-cell table:style-name="Table4.C1" office:value-type="string">
            <text:p text:style-name="P54">Polyfills</text:p>
          </table:table-cell>
        </table:table-row>
        <table:table-row>
          <table:table-cell table:style-name="Table4.A2" office:value-type="string">
            <text:p text:style-name="P55"><text:span text:style-name="Source_20_Text"><text:span text:style-name="T155">castArray</text:span></text:span><text:span text:style-name="Source_20_Text"><text:span text:style-name="T156">(value);</text:span></text:span></text:p>
            <text:p text:style-name="P55"><text:span text:style-name="Source_20_Text"><text:span text:style-name="T156">compact</text:span></text:span><text:span text:style-name="Source_20_Text"><text:span text:style-name="T157">(iterator);</text:span></text:span></text:p>
            <text:p text:style-name="P55"><text:span text:style-name="Source_20_Text"><text:span text:style-name="T155">arrayDeepClone(array);</text:span></text:span></text:p>
            <text:p text:style-name="P55"><text:span text:style-name="Source_20_Text"><text:span text:style-name="T155">arrayMerge(target,so</text:span></text:span><text:span text:style-name="Source_20_Text"><text:span text:style-name="T158">ur</text:span></text:span><text:span text:style-name="Source_20_Text"><text:span text:style-name="T159">c</text:span></text:span><text:span text:style-name="Source_20_Text"><text:span text:style-name="T155">e</text:span></text:span><text:span text:style-name="Source_20_Text"><text:span text:style-name="T158">1</text:span></text:span><text:span text:style-name="Source_20_Text"><text:span text:style-name="T155">[,</text:span></text:span><text:span text:style-name="Source_20_Text"><text:span text:style-name="T159">s</text:span></text:span><text:span text:style-name="Source_20_Text"><text:span text:style-name="T158">ou</text:span></text:span><text:span text:style-name="Source_20_Text"><text:span text:style-name="T159">r</text:span></text:span><text:span text:style-name="Source_20_Text"><text:span text:style-name="T158">ce</text:span></text:span><text:span text:style-name="Source_20_Text"><text:span text:style-name="T155">N]);</text:span></text:span></text:p>
            <text:p text:style-name="P56"><text:span text:style-name="Source_20_Text"><text:span text:style-name="T160">arrayAdd</text:span></text:span><text:span text:style-name="Source_20_Text"><text:span text:style-name="T155">(array,value);</text:span></text:span></text:p>
            <text:p text:style-name="P56"><text:span text:style-name="Source_20_Text"><text:span text:style-name="T155">arrayClear(array); </text:span></text:span></text:p>
            <text:p text:style-name="P56"><text:span text:style-name="Source_20_Text"><text:span text:style-name="T161">arrayRemove(array,value[,all </text:span></text:span><text:span text:style-name="Source_20_Text"><text:span text:style-name="T162">= false</text:span></text:span><text:span text:style-name="Source_20_Text"><text:span text:style-name="T161">]);</text:span></text:span></text:p>
            <text:p text:style-name="P57"><text:span text:style-name="Source_20_Text"><text:span text:style-name="T161">arrayRemove</text:span></text:span><text:span text:style-name="Source_20_Text"><text:span text:style-name="T163">By</text:span></text:span><text:span text:style-name="Source_20_Text"><text:span text:style-name="T161">(array,c</text:span></text:span><text:span text:style-name="Source_20_Text"><text:span text:style-name="T163">allback</text:span></text:span><text:span text:style-name="Source_20_Text"><text:span text:style-name="T161">[,all</text:span></text:span><text:span text:style-name="Source_20_Text"><text:span text:style-name="T162">=false</text:span></text:span><text:span text:style-name="Source_20_Text"><text:span text:style-name="T161">]);</text:span></text:span></text:p>
            <text:p text:style-name="P58"><text:span text:style-name="Source_20_Text"><text:span text:style-name="T164"/></text:span></text:p>
            <text:p text:style-name="P58"><text:span text:style-name="Source_20_Text"><text:span text:style-name="T164">arrayRange([start=0[,end = </text:span></text:span><text:span text:style-name="Source_20_Text"><text:span text:style-name="T165">99</text:span></text:span><text:span text:style-name="Source_20_Text"><text:span text:style-name="T164">[,step = 1]]]);</text:span></text:span></text:p>
            <text:p text:style-name="P59"><text:span text:style-name="Source_20_Text"><text:span text:style-name="T166">iterRange([start=0[,step=1[,end=Infinity]]]);</text:span></text:span></text:p>
            <text:p text:style-name="P59"><text:span text:style-name="Source_20_Text"><text:span text:style-name="T166"/></text:span></text:p>
            <text:p text:style-name="P60"><text:span text:style-name="Source_20_Text"><text:span text:style-name="T85">arrayCycle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68">= 100</text:span></text:span><text:span text:style-name="Source_20_Text"><text:span text:style-name="T85">]);</text:span></text:span></text:p>
            <text:p text:style-name="P59"><text:span text:style-name="Source_20_Text"><text:span text:style-name="T166">iterCycle(iter</text:span></text:span><text:span text:style-name="Source_20_Text"><text:span text:style-name="T169">ator</text:span></text:span><text:span text:style-name="Source_20_Text"><text:span text:style-name="T166">[,n </text:span></text:span><text:span text:style-name="Source_20_Text"><text:span text:style-name="T170">= Infinity</text:span></text:span><text:span text:style-name="Source_20_Text"><text:span text:style-name="T166">]);</text:span></text:span></text:p>
            <text:p text:style-name="P61"><text:span text:style-name="Source_20_Text"><text:span text:style-name="T85"/></text:span></text:p>
            <text:p text:style-name="P61"><text:span text:style-name="Source_20_Text"><text:span text:style-name="T85">arrayRepeat(value[,n </text:span></text:span><text:span text:style-name="Source_20_Text"><text:span text:style-name="T171">= 100</text:span></text:span><text:span text:style-name="Source_20_Text"><text:span text:style-name="T85">]);</text:span></text:span></text:p>
            <text:p text:style-name="P59"><text:span text:style-name="Source_20_Text"><text:span text:style-name="T85">iterRepeat(value[,n </text:span></text:span><text:span text:style-name="Source_20_Text"><text:span text:style-name="T170">= Infinity</text:span></text:span><text:span text:style-name="Source_20_Text"><text:span text:style-name="T85">]);</text:span></text:span></text:p>
            <text:p text:style-name="P62"><text:span text:style-name="Source_20_Text"><text:span text:style-name="T172"/></text:span></text:p>
            <text:p text:style-name="P62"><text:span text:style-name="Source_20_Text"><text:span text:style-name="T172">unique(iterator[,resolver]);</text:span></text:span></text:p>
            <text:p text:style-name="P62"><text:span text:style-name="Source_20_Text"><text:span text:style-name="T166">slice(i</text:span></text:span><text:span text:style-name="Source_20_Text"><text:span text:style-name="T167">terator</text:span></text:span><text:span text:style-name="Source_20_Text"><text:span text:style-name="T166">[,begin=0[,end = Infinity]]);</text:span></text:span></text:p>
            <text:p text:style-name="P60"><text:span text:style-name="Source_20_Text"><text:span text:style-name="T166">withOut(i</text:span></text:span><text:span text:style-name="Source_20_Text"><text:span text:style-name="T167">terator</text:span></text:span><text:span text:style-name="Source_20_Text"><text:span text:style-name="T166">,filter</text:span></text:span><text:span text:style-name="Source_20_Text"><text:span text:style-name="T167">Iterator</text:span></text:span><text:span text:style-name="Source_20_Text"><text:span text:style-name="T166">);</text:span></text:span></text:p>
            <text:p text:style-name="P63"><text:span text:style-name="Source_20_Text"><text:span text:style-name="T85">reduce(i</text:span></text:span><text:span text:style-name="Source_20_Text"><text:span text:style-name="T167">terator</text:span></text:span><text:span text:style-name="Source_20_Text"><text:span text:style-name="T85">,callback[,initialvalue]);</text:span></text:span></text:p>
            <text:p text:style-name="P63"><text:span text:style-name="Source_20_Text"><text:span text:style-name="T173">count</text:span></text:span><text:span text:style-name="Source_20_Text"><text:span text:style-name="T85">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85">take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74">= 1</text:span></text:span><text:span text:style-name="Source_20_Text"><text:span text:style-name="T85">]);</text:span></text:span></text:p>
            <text:p text:style-name="P63"><text:span text:style-name="Source_20_Text"><text:span text:style-name="T85">takeWhile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>takeRight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74">= 1</text:span></text:span><text:span text:style-name="Source_20_Text"><text:span text:style-name="T85">]);</text:span></text:span></text:p>
            <text:p text:style-name="P63"><text:span text:style-name="Source_20_Text"><text:span text:style-name="T85">takeRightWhile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>drop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74">= 1</text:span></text:span><text:span text:style-name="Source_20_Text"><text:span text:style-name="T85">]);</text:span></text:span><text:span text:style-name="Source_20_Text"><text:span text:style-name="T175"> </text:span></text:span></text:p>
            <text:p text:style-name="P63"><text:span text:style-name="Source_20_Text"><text:span text:style-name="T85">dropWhile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>dropRight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74">= 1</text:span></text:span><text:span text:style-name="Source_20_Text"><text:span text:style-name="T85">]);</text:span></text:span></text:p>
            <text:p text:style-name="P63"><text:span text:style-name="Source_20_Text"><text:span text:style-name="T85">dropRightWhile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/></text:span></text:p>
            <text:p text:style-name="P64"><text:span text:style-name="Source_20_Text"><text:span text:style-name="T85">isSuperset(superCollection,subCollection);</text:span></text:span></text:p>
            <text:p text:style-name="P63"><text:span text:style-name="Source_20_Text"><text:span text:style-name="T85">setDifference(</text:span></text:span><text:span text:style-name="Source_20_Text"><text:span text:style-name="T176">set1,set2</text:span></text:span><text:span text:style-name="Source_20_Text"><text:span text:style-name="T85">);</text:span></text:span></text:p>
            <text:p text:style-name="P64"><text:span text:style-name="Source_20_Text"><text:span text:style-name="T85">setIntersection(</text:span></text:span><text:span text:style-name="Source_20_Text"><text:span text:style-name="T176">set1,set2</text:span></text:span><text:span text:style-name="Source_20_Text"><text:span text:style-name="T85">);</text:span></text:span></text:p>
            <text:p text:style-name="P64"><text:span text:style-name="Source_20_Text"><text:span text:style-name="T85">setSymmetricDifference(</text:span></text:span><text:span text:style-name="Source_20_Text"><text:span text:style-name="T176">set1,set2</text:span></text:span><text:span text:style-name="Source_20_Text"><text:span text:style-name="T85">);</text:span></text:span></text:p>
            <text:p text:style-name="P64"><text:span text:style-name="Source_20_Text"><text:span text:style-name="T85">setUnion(iterator1[,iteratorN] );</text:span></text:span></text:p>
          </table:table-cell>
          <table:table-cell table:style-name="Table4.B2" office:value-type="string">
            <text:p text:style-name="P60"><text:span text:style-name="Source_20_Text"><text:span text:style-name="T177">forEach</text:span></text:span><text:span text:style-name="Source_20_Text"><text:span text:style-name="T166">(i</text:span></text:span><text:span text:style-name="Source_20_Text"><text:span text:style-name="T167">terator</text:span></text:span><text:span text:style-name="Source_20_Text"><text:span text:style-name="T166">,callback);</text:span></text:span></text:p>
            <text:p text:style-name="P65"><text:span text:style-name="Source_20_Text"><text:span text:style-name="T178">map(i</text:span></text:span><text:span text:style-name="Source_20_Text"><text:span text:style-name="T179">terator</text:span></text:span><text:span text:style-name="Source_20_Text"><text:span text:style-name="T178">,callback);</text:span></text:span></text:p>
            <text:p text:style-name="P63"><text:span text:style-name="Source_20_Text"><text:span text:style-name="T166">enumerate(i</text:span></text:span><text:span text:style-name="Source_20_Text"><text:span text:style-name="T167">terator</text:span></text:span><text:span text:style-name="Source_20_Text"><text:span text:style-name="T166">[,offset = 0]);</text:span></text:span></text:p>
            <text:p text:style-name="P63"><text:span text:style-name="Source_20_Text"><text:span text:style-name="T85">size(i</text:span></text:span><text:span text:style-name="Source_20_Text"><text:span text:style-name="T167">terator</text:span></text:span><text:span text:style-name="Source_20_Text"><text:span text:style-name="T85">);</text:span></text:span></text:p>
            <text:p text:style-name="P66"><text:span text:style-name="Source_20_Text"><text:span text:style-name="T180"/></text:span></text:p>
            <text:p text:style-name="P63"><text:span text:style-name="Source_20_Text"><text:span text:style-name="T85">every(i</text:span></text:span><text:span text:style-name="Source_20_Text"><text:span text:style-name="T167">terator</text:span></text:span><text:span text:style-name="Source_20_Text"><text:span text:style-name="T85">,c</text:span></text:span><text:span text:style-name="Source_20_Text"><text:span text:style-name="T181">allback</text:span></text:span><text:span text:style-name="Source_20_Text"><text:span text:style-name="T85">);</text:span></text:span></text:p>
            <text:p text:style-name="P63"><text:span text:style-name="Source_20_Text"><text:span text:style-name="T85">some(i</text:span></text:span><text:span text:style-name="Source_20_Text"><text:span text:style-name="T167">terator</text:span></text:span><text:span text:style-name="Source_20_Text"><text:span text:style-name="T85">,c</text:span></text:span><text:span text:style-name="Source_20_Text"><text:span text:style-name="T181">allback</text:span></text:span><text:span text:style-name="Source_20_Text"><text:span text:style-name="T85">);</text:span></text:span><text:span text:style-name="Source_20_Text"><text:span text:style-name="T182"> </text:span></text:span></text:p>
            <text:p text:style-name="P63"><text:span text:style-name="Source_20_Text"><text:span text:style-name="T166">none(i</text:span></text:span><text:span text:style-name="Source_20_Text"><text:span text:style-name="T167">terator</text:span></text:span><text:span text:style-name="Source_20_Text"><text:span text:style-name="T166">,c</text:span></text:span><text:span text:style-name="Source_20_Text"><text:span text:style-name="T181">allback</text:span></text:span><text:span text:style-name="Source_20_Text"><text:span text:style-name="T166">);</text:span></text:span></text:p>
            <text:p text:style-name="P63"><text:span text:style-name="Source_20_Text"><text:span text:style-name="T166"/></text:span></text:p>
            <text:p text:style-name="P63"><text:span text:style-name="Source_20_Text"><text:span text:style-name="T85">includes(</text:span></text:span><text:span text:style-name="Source_20_Text"><text:span text:style-name="T183">collection</text:span></text:span><text:span text:style-name="Source_20_Text"><text:span text:style-name="T85">,</text:span></text:span><text:span text:style-name="Source_20_Text"><text:span text:style-name="T184">value</text:span></text:span><text:span text:style-name="Source_20_Text"><text:span text:style-name="T183">[,comparator]</text:span></text:span><text:span text:style-name="Source_20_Text"><text:span text:style-name="T85">);</text:span></text:span></text:p>
            <text:p text:style-name="P63"><text:span text:style-name="Source_20_Text"><text:span text:style-name="T85">find(i</text:span></text:span><text:span text:style-name="Source_20_Text"><text:span text:style-name="T167">terator</text:span></text:span><text:span text:style-name="Source_20_Text"><text:span text:style-name="T85">,c</text:span></text:span><text:span text:style-name="Source_20_Text"><text:span text:style-name="T181">allback</text:span></text:span><text:span text:style-name="Source_20_Text"><text:span text:style-name="T85">);</text:span></text:span></text:p>
            <text:p text:style-name="P63"><text:span text:style-name="Source_20_Text"><text:span text:style-name="T85">findLast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>filter(i</text:span></text:span><text:span text:style-name="Source_20_Text"><text:span text:style-name="T167">terator</text:span></text:span><text:span text:style-name="Source_20_Text"><text:span text:style-name="T85">,c</text:span></text:span><text:span text:style-name="Source_20_Text"><text:span text:style-name="T181">allback</text:span></text:span><text:span text:style-name="Source_20_Text"><text:span text:style-name="T85">);</text:span></text:span></text:p>
            <text:p text:style-name="P63"><text:span text:style-name="Source_20_Text"><text:span text:style-name="T185">reject(i</text:span></text:span><text:span text:style-name="Source_20_Text"><text:span text:style-name="T167">terator</text:span></text:span><text:span text:style-name="Source_20_Text"><text:span text:style-name="T185">,c</text:span></text:span><text:span text:style-name="Source_20_Text"><text:span text:style-name="T181">allback</text:span></text:span><text:span text:style-name="Source_20_Text"><text:span text:style-name="T185">);</text:span></text:span></text:p>
            <text:p text:style-name="P60"><text:span text:style-name="Source_20_Text"><text:span text:style-name="T186">p</text:span></text:span><text:span text:style-name="Source_20_Text"><text:span text:style-name="T187">artition(i</text:span></text:span><text:span text:style-name="Source_20_Text"><text:span text:style-name="T188">terator</text:span></text:span><text:span text:style-name="Source_20_Text"><text:span text:style-name="T187">,c</text:span></text:span><text:span text:style-name="Source_20_Text"><text:span text:style-name="T189">a</text:span></text:span><text:span text:style-name="Source_20_Text"><text:span text:style-name="T190">llb</text:span></text:span><text:span text:style-name="Source_20_Text"><text:span text:style-name="T189">a</text:span></text:span><text:span text:style-name="Source_20_Text"><text:span text:style-name="T190">ck</text:span></text:span><text:span text:style-name="Source_20_Text"><text:span text:style-name="T187">);</text:span></text:span></text:p>
            <text:p text:style-name="P67"><text:span text:style-name="Source_20_Text"><text:span text:style-name="T191"/></text:span></text:p>
            <text:p text:style-name="P60"><text:span text:style-name="Source_20_Text"><text:span text:style-name="T85">zip(i</text:span></text:span><text:span text:style-name="Source_20_Text"><text:span text:style-name="T167">terator1</text:span></text:span><text:span text:style-name="Source_20_Text"><text:span text:style-name="T85">[,</text:span></text:span><text:span text:style-name="Source_20_Text"><text:span text:style-name="T167">iteratorN</text:span></text:span><text:span text:style-name="Source_20_Text"><text:span text:style-name="T85">]);</text:span></text:span></text:p>
            <text:p text:style-name="P68"><text:span text:style-name="Source_20_Text"><text:span text:style-name="T192">unzip(i</text:span></text:span><text:span text:style-name="Source_20_Text"><text:span text:style-name="T188">terator</text:span></text:span><text:span text:style-name="Source_20_Text"><text:span text:style-name="T192">);</text:span></text:span></text:p>
            <text:p text:style-name="P68"><text:span text:style-name="Source_20_Text"><text:span text:style-name="T192">zipObj(i</text:span></text:span><text:span text:style-name="Source_20_Text"><text:span text:style-name="T188">terator1</text:span></text:span><text:span text:style-name="Source_20_Text"><text:span text:style-name="T192">,i</text:span></text:span><text:span text:style-name="Source_20_Text"><text:span text:style-name="T188">terator1</text:span></text:span><text:span text:style-name="Source_20_Text"><text:span text:style-name="T192">);</text:span></text:span></text:p>
            <text:p text:style-name="P63"><text:span text:style-name="Source_20_Text"><text:span text:style-name="T191">shuffle(i</text:span></text:span><text:span text:style-name="Source_20_Text"><text:span text:style-name="T167">terator</text:span></text:span><text:span text:style-name="Source_20_Text"><text:span text:style-name="T191">);</text:span></text:span></text:p>
            <text:p text:style-name="P63"><text:span text:style-name="Source_20_Text"><text:span text:style-name="T191"/></text:span></text:p>
            <text:p text:style-name="P69"><text:span text:style-name="Source_20_Text"><text:span text:style-name="T85">min(v</text:span></text:span><text:span text:style-name="Source_20_Text"><text:span text:style-name="T193">alue1[,valueN]</text:span></text:span><text:span text:style-name="Source_20_Text"><text:span text:style-name="T85">);</text:span></text:span></text:p>
            <text:p text:style-name="P70"><text:span text:style-name="Source_20_Text"><text:span text:style-name="T194">max(v</text:span></text:span><text:span text:style-name="Source_20_Text"><text:span text:style-name="T195">alue1[,valueN]</text:span></text:span><text:span text:style-name="Source_20_Text"><text:span text:style-name="T194">);</text:span></text:span></text:p>
            <text:p text:style-name="P63"><text:span text:style-name="Source_20_Text"><text:span text:style-name="T196">sort(i</text:span></text:span><text:span text:style-name="Source_20_Text"><text:span text:style-name="T167">terator</text:span></text:span><text:span text:style-name="Source_20_Text"><text:span text:style-name="T197">[</text:span></text:span><text:span text:style-name="Source_20_Text"><text:span text:style-name="T196">,number</text:span></text:span><text:span text:style-name="Source_20_Text"><text:span text:style-name="T198">s = false</text:span></text:span><text:span text:style-name="Source_20_Text"><text:span text:style-name="T197">]</text:span></text:span><text:span text:style-name="Source_20_Text"><text:span text:style-name="T196">);</text:span></text:span></text:p>
            <text:p text:style-name="P63"><text:span text:style-name="Source_20_Text"><text:span text:style-name="T191">reverse(i</text:span></text:span><text:span text:style-name="Source_20_Text"><text:span text:style-name="T167">terator</text:span></text:span><text:span text:style-name="Source_20_Text"><text:span text:style-name="T191">);</text:span></text:span></text:p>
            <text:p text:style-name="P69"><text:span text:style-name="Source_20_Text"><text:span text:style-name="T85"/></text:span></text:p>
            <text:p text:style-name="P60"><text:span text:style-name="Source_20_Text"><text:span text:style-name="T85">item(i</text:span></text:span><text:span text:style-name="Source_20_Text"><text:span text:style-name="T167">terator</text:span></text:span><text:span text:style-name="Source_20_Text"><text:span text:style-name="T85">,index);</text:span></text:span></text:p>
            <text:p text:style-name="P60"><text:span text:style-name="Source_20_Text"><text:span text:style-name="T199">nth(i</text:span></text:span><text:span text:style-name="Source_20_Text"><text:span text:style-name="T167">terator</text:span></text:span><text:span text:style-name="Source_20_Text"><text:span text:style-name="T199">,index);</text:span></text:span></text:p>
            <text:p text:style-name="P63"><text:span text:style-name="Source_20_Text"><text:span text:style-name="T85">first(i</text:span></text:span><text:span text:style-name="Source_20_Text"><text:span text:style-name="T167">terator</text:span></text:span><text:span text:style-name="Source_20_Text"><text:span text:style-name="T85">);</text:span></text:span></text:p>
            <text:p text:style-name="P63"><text:span text:style-name="Source_20_Text"><text:span text:style-name="T200">head(i</text:span></text:span><text:span text:style-name="Source_20_Text"><text:span text:style-name="T188">terator</text:span></text:span><text:span text:style-name="Source_20_Text"><text:span text:style-name="T200">);</text:span></text:span></text:p>
            <text:p text:style-name="P71"><text:span text:style-name="Source_20_Text"><text:span text:style-name="T155">last(i</text:span></text:span><text:span text:style-name="Source_20_Text"><text:span text:style-name="T179">terator</text:span></text:span><text:span text:style-name="Source_20_Text"><text:span text:style-name="T155">);</text:span></text:span></text:p>
            <text:p text:style-name="P72">initial(i<text:span text:style-name="Source_20_Text"><text:span text:style-name="T201">terator</text:span></text:span>);</text:p>
            <text:p text:style-name="P63"><text:span text:style-name="Source_20_Text"><text:span text:style-name="T85">tail(i</text:span></text:span><text:span text:style-name="Source_20_Text"><text:span text:style-name="T167">terator</text:span></text:span><text:span text:style-name="Source_20_Text"><text:span text:style-name="T85">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202">flat(i</text:span></text:span><text:span text:style-name="Source_20_Text"><text:span text:style-name="T167">terator</text:span></text:span><text:span text:style-name="Source_20_Text"><text:span text:style-name="T202">);</text:span></text:span></text:p>
            <text:p text:style-name="P63"><text:span text:style-name="Source_20_Text"><text:span text:style-name="T85">concat(i</text:span></text:span><text:span text:style-name="Source_20_Text"><text:span text:style-name="T167">terator1</text:span></text:span><text:span text:style-name="Source_20_Text"><text:span text:style-name="T85">[,</text:span></text:span><text:span text:style-name="Source_20_Text"><text:span text:style-name="T167">iteratorN</text:span></text:span><text:span text:style-name="Source_20_Text"><text:span text:style-name="T85">]);</text:span></text:span></text:p>
            <text:p text:style-name="P63"><text:span text:style-name="Source_20_Text"><text:span text:style-name="T166">join(i</text:span></text:span><text:span text:style-name="Source_20_Text"><text:span text:style-name="T167">terator</text:span></text:span><text:span text:style-name="Source_20_Text"><text:span text:style-name="T166">[,separator </text:span></text:span><text:span text:style-name="Source_20_Text"><text:span text:style-name="T203">= ","</text:span></text:span><text:span text:style-name="Source_20_Text"><text:span text:style-name="T166">]);</text:span></text:span></text:p>
          </table:table-cell>
          <table:table-cell table:style-name="Table4.C2" office:value-type="string">
            <text:p text:style-name="P73"><text:span text:style-name="Source_20_Text"><text:span text:style-name="T85"/></text:span></text:p>
            <text:p text:style-name="P74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5">Array.fromAsync(); </text:span></text:span></text:a></text:p>
            <text:p text:style-name="P74"><text:span text:style-name="Source_20_Text"><text:span text:style-name="T15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4">Array.prototype.toRevers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5">Array.prototype.toSort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5">Array.prototype.toSplic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5">Array.prototype.with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API/Crypto/randomUUID" text:style-name="Internet_20_link" text:visited-style-name="Visited_20_Internet_20_Link"><text:span text:style-name="Source_20_Text"><text:span text:style-name="T155">crypto.randomUUID();</text:span></text:span></text:a></text:p>
            <text:p text:style-name="P75"><text:span text:style-name="Source_20_Text"><text:span text:style-name="T85"/></text:span></text:p>
            <text:p text:style-name="P76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5">Error.isError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5">globalThis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5">Map.groupBy()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5">Math.sumPrecise();</text:span></text:span></text:a></text:p>
            <text:p text:style-name="P77"><text:span text:style-name="Source_20_Text"><text:span text:style-name="T85"/></text:span></text:p>
            <text:p text:style-name="P75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6">Object.groupBy();</text:span></text:span></text:a></text:p>
            <text:p text:style-name="P75"><text:span text:style-name="Source_20_Text"><text:span text:style-name="T207"/></text:span></text:p>
            <text:p text:style-name="P75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5">Object</text:span></text:span><text:span text:style-name="Source_20_Text"><text:span text:style-name="T208">.</text:span></text:span><text:span text:style-name="Source_20_Text"><text:span text:style-name="T209">hasOwn();</text:span></text:span></text:a></text:p>
            <text:p text:style-name="P75"><text:span text:style-name="Source_20_Text"><text:span text:style-name="T85"/></text:span></text:p>
            <text:p text:style-name="P78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0">TypedArray.prototype.toReversed();</text:span></text:span></text:a><text:span text:style-name="T155"/></text:p>
            <text:p text:style-name="P78"><text:span text:style-name="Source_20_Text"><text:span text:style-name="T180"/></text:span></text:p>
            <text:p text:style-name="P78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0">TypedArray.prototype.toSorted();</text:span></text:span></text:a></text:p>
            <text:p text:style-name="P78"><text:span text:style-name="Source_20_Text"><text:span text:style-name="T180"/></text:span></text:p>
            <text:p text:style-name="P78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0">TypedArray.prototype.with();</text:span></text:span></text:a></text:p>
            <text:p text:style-name="P78"><text:span text:style-name="Source_20_Text"><text:span text:style-name="T180"/></text:span></text:p>
            <text:p text:style-name="P79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1">globalThis.AsyncFunction();</text:span></text:span></text:a></text:p>
            <text:p text:style-name="P79"><text:span text:style-name="Source_20_Text"><text:span text:style-name="T211"/></text:span></text:p>
            <text:p text:style-name="P79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2">global</text:span></text:span><text:span text:style-name="Source_20_Text"><text:span text:style-name="T213">this</text:span></text:span><text:span text:style-name="Source_20_Text"><text:span text:style-name="T211">.AsyncGeneratorFunction();</text:span></text:span></text:a></text:p>
            <text:p text:style-name="P80"/>
            <text:p text:style-name="P81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1">globalThis.GeneratorFunction();</text:span></text:span></text:a></text:p>
            <text:p text:style-name="P78"><text:span text:style-name="Source_20_Text"><text:span text:style-name="T85"/></text:span></text:p>
          </table:table-cell>
        </table:table-row>
      </table:table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3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4"><text:span text:style-name="Source_20_Text"><text:span text:style-name="T12"/></text:span></text:p>
            <text:p text:style-name="P84"><text:span text:style-name="Source_20_Text"><text:span text:style-name="T12">getText(url,success);</text:span></text:span></text:p>
            <text:p text:style-name="P84"><text:span text:style-name="Source_20_Text"><text:span text:style-name="T12"/></text:span></text:p>
            <text:p text:style-name="P84"><text:span text:style-name="Source_20_Text"><text:span text:style-name="T12">getJson(url,success);</text:span></text:span></text:p>
            <text:p text:style-name="P84"><text:span text:style-name="Source_20_Text"><text:span text:style-name="T143"/></text:span></text:p>
            <text:p text:style-name="P84"><text:span text:style-name="Source_20_Text"><text:span text:style-name="T143">ajax(Options obje</text:span></text:span><text:span text:style-name="Source_20_Text"><text:span text:style-name="T214">ct</text:span></text:span><text:span text:style-name="Source_20_Text"><text:span text:style-name="T143">);</text:span></text:span></text:p>
            <text:p text:style-name="P84"><text:span text:style-name="Source_20_Text"><text:span text:style-name="T143"/></text:span></text:p>
          </table:table-cell>
          <table:table-cell table:style-name="Table2.B2" office:value-type="string">
            <text:p text:style-name="P84"><text:span text:style-name="Source_20_Text"><text:span text:style-name="T215"/></text:span></text:p>
            <text:p text:style-name="P84"><text:span text:style-name="Source_20_Text"><text:span text:style-name="T215">Options object properties (* = default value):</text:span></text:span><text:span text:style-name="Source_20_Text"><text:span text:style-name="T109"> </text:span></text:span></text:p>
            <text:p text:style-name="P84"><text:span text:style-name="Source_20_Text"><text:span text:style-name="T10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5"><text:span text:style-name="Source_20_Text"><text:span text:style-name="T216">Property</text:span></text:span></text:p>
                </table:table-cell>
                <table:table-cell table:style-name="Table6.B1" office:value-type="string">
                  <text:p text:style-name="P86"><text:span text:style-name="T217">V</text:span>alue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url</text:span></text:span></text:p>
                </table:table-cell>
                <table:table-cell table:style-name="Table6.B2" office:value-type="string">
                  <text:p text:style-name="P85"><text:span text:style-name="Source_20_Text"><text:span text:style-name="T218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data</text:span></text:span></text:p>
                </table:table-cell>
                <table:table-cell table:style-name="Table6.B3" office:value-type="string">
                  <text:p text:style-name="P85"><text:span text:style-name="Source_20_Text"><text:span text:style-name="T218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queryType</text:span></text:span></text:p>
                </table:table-cell>
                <table:table-cell table:style-name="Table6.B4" office:value-type="string">
                  <text:p text:style-name="P85"><text:span text:style-name="Source_20_Text"><text:span text:style-name="T219">*</text:span></text:span><text:span text:style-name="Source_20_Text"><text:span text:style-name="T218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type</text:span></text:span></text:p>
                </table:table-cell>
                <table:table-cell table:style-name="Table6.B5" office:value-type="string">
                  <text:p text:style-name="P85"><text:span text:style-name="Source_20_Text"><text:span text:style-name="T219">*</text:span></text:span><text:span text:style-name="Source_20_Text"><text:span text:style-name="T218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success</text:span></text:span></text:p>
                </table:table-cell>
                <table:table-cell table:style-name="Table6.B6" office:value-type="string">
                  <text:p text:style-name="P85"><text:span text:style-name="Source_20_Text"><text:span text:style-name="T218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error</text:span></text:span></text:p>
                </table:table-cell>
                <table:table-cell table:style-name="Table6.B7" office:value-type="string">
                  <text:p text:style-name="P85"><text:span text:style-name="Source_20_Text"><text:span text:style-name="T218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format</text:span></text:span></text:p>
                </table:table-cell>
                <table:table-cell table:style-name="Table6.B8" office:value-type="string">
                  <text:p text:style-name="P85"><text:span text:style-name="Source_20_Text"><text:span text:style-name="T219">*</text:span></text:span><text:span text:style-name="Source_20_Text"><text:span text:style-name="T218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user</text:span></text:span></text:p>
                </table:table-cell>
                <table:table-cell table:style-name="Table6.B9" office:value-type="string">
                  <text:p text:style-name="P85"><text:span text:style-name="Source_20_Text"><text:span text:style-name="T218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password</text:span></text:span></text:p>
                </table:table-cell>
                <table:table-cell table:style-name="Table6.B10" office:value-type="string">
                  <text:p text:style-name="P85"><text:span text:style-name="Source_20_Text"><text:span text:style-name="T218">string</text:span></text:span></text:p>
                </table:table-cell>
              </table:table-row>
            </table:table>
            <text:p text:style-name="P84"><text:span text:style-name="Source_20_Text"><text:span text:style-name="T220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7"><text:span text:style-name="Source_20_Text"><text:span text:style-name="T221">Cookie </text:span></text:span><text:span text:style-name="Source_20_Text"><text:span text:style-name="T222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8"><text:span text:style-name="Source_20_Text"><text:span text:style-name="T12"/></text:span></text:p>
            <text:p text:style-name="P88"><text:span text:style-name="Source_20_Text"><text:span text:style-name="T12">getCookie([name]);</text:span></text:span></text:p>
            <text:p text:style-name="P88"><text:span text:style-name="Source_20_Text"><text:span text:style-name="T12"/></text:span></text:p>
            <text:p text:style-name="P88"><text:span text:style-name="Source_20_Text"><text:span text:style-name="T13">h</text:span></text:span><text:span text:style-name="Source_20_Text"><text:span text:style-name="T12">asCookie(name);</text:span></text:span></text:p>
            <text:p text:style-name="P89"><text:span text:style-name="Source_20_Text"><text:span text:style-name="T12"/></text:span></text:p>
            <text:p text:style-name="P90"><text:span text:style-name="Source_20_Text"><text:span text:style-name="T12">setCookie</text:span></text:span><text:span text:style-name="Source_20_Text"><text:span text:style-name="T223">(Options obje</text:span></text:span><text:span text:style-name="Source_20_Text"><text:span text:style-name="T214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89"><text:span text:style-name="Source_20_Text"><text:span text:style-name="T12">setCookie(name,value[,hours</text:span></text:span><text:span text:style-name="Source_20_Text"><text:span text:style-name="T223">=8760</text:span></text:span><text:span text:style-name="Source_20_Text"><text:span text:style-name="T12">[,path</text:span></text:span><text:span text:style-name="Source_20_Text"><text:span text:style-name="T223">="/"</text:span></text:span><text:span text:style-name="Source_20_Text"><text:span text:style-name="T12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2">[,HttpOnly]]]]]]);</text:span></text:span></text:p>
            <text:p text:style-name="P91"><text:span text:style-name="Source_20_Text"><text:span text:style-name="T12"/></text:span></text:p>
            <text:p text:style-name="P92"><text:span text:style-name="Source_20_Text"><text:span text:style-name="T12">removeCookie</text:span></text:span><text:span text:style-name="Source_20_Text"><text:span text:style-name="T223">(Options obje</text:span></text:span><text:span text:style-name="Source_20_Text"><text:span text:style-name="T214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93"><text:span text:style-name="Source_20_Text"><text:span text:style-name="T12">removeCookie(name[,path</text:span></text:span><text:span text:style-name="Source_20_Text"><text:span text:style-name="T223">="/"</text:span></text:span><text:span text:style-name="Source_20_Text"><text:span text:style-name="T12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2">[,HttpOnly]]]]]);</text:span></text:span></text:p>
            <text:p text:style-name="P93"><text:span text:style-name="Source_20_Text"><text:span text:style-name="T12"/></text:span></text:p>
            <text:p text:style-name="P88"><text:span text:style-name="Source_20_Text"><text:span text:style-name="T12">clearCookies</text:span></text:span><text:span text:style-name="Source_20_Text"><text:span text:style-name="T223">(Options obje</text:span></text:span><text:span text:style-name="Source_20_Text"><text:span text:style-name="T214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94"><text:span text:style-name="Source_20_Text"><text:span text:style-name="T12">clearCookies([path</text:span></text:span><text:span text:style-name="Source_20_Text"><text:span text:style-name="T223">="/"</text:span></text:span><text:span text:style-name="Source_20_Text"><text:span text:style-name="T12">[,domain[,</text:span></text:span><text:span text:style-name="Source_20_Text"><text:span text:style-name="T226">sec</text:span></text:span><text:span text:style-name="Source_20_Text"><text:span text:style-name="T12">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2">[,HttpOnly]]]]]);</text:span></text:span></text:p>
            <text:p text:style-name="P94"><text:span text:style-name="Source_20_Text"><text:span text:style-name="T12"/></text:span></text:p>
          </table:table-cell>
          <table:covered-table-cell/>
        </table:table-row>
      </table:table>
      <text:p text:style-name="P95"/>
      <text:p text:style-name="P95"/>
      <text:p text:style-name="P95"/>
      <text:p text:style-name="P9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6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7"><text:span text:style-name="T227">Celestra for </text:span><text:span text:style-name="T228">browser</text:span><text:span text:style-name="T227">: </text:span><text:span text:style-name="T229">celestra.</text:span><text:span text:style-name="T230">browser</text:span><text:span text:style-name="T231">.</text:span><text:span text:style-name="T229">js</text:span></text:p>
          </table:table-cell>
          <table:table-cell table:style-name="Table8.B2" table:number-columns-spanned="3" office:value-type="string">
            <text:p text:style-name="P98"><text:span text:style-name="T227">Celestra for Node.js </text:span><text:span text:style-name="T232">and Deno</text:span><text:span text:style-name="T227">: </text:span><text:span text:style-name="T233">celestra.</text:span><text:span text:style-name="T231">node.</text:span><text:span text:style-name="T234">m</text:span><text:span text:style-name="T233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99"/>
            <text:p text:style-name="P100">&lt;script type="module"&gt;</text:p>
            <text:p text:style-name="P101">// import the defaultExport object</text:p>
            <text:p text:style-name="P102">import defaultExport from "./celestra.browser.js";</text:p>
            <text:p text:style-name="P102">globalThis.celestra = defaultExport;</text:p>
            <text:p text:style-name="P102">globalThis.CEL = defaultExport;</text:p>
            <text:p text:style-name="P100">&lt;/script&gt;</text:p>
            <text:p text:style-name="P102"/>
            <text:p text:style-name="P102"/>
            <text:p text:style-name="P100">&lt;script type="module"&gt;</text:p>
            <text:p text:style-name="P101">// import with default with name</text:p>
            <text:p text:style-name="P102">import { default as celestra }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2"/>
            <text:p text:style-name="P100">&lt;script type="module"&gt;</text:p>
            <text:p text:style-name="P101">// import all into a new celestra object</text:p>
            <text:p text:style-name="P102">import * as celestra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2"/>
            <text:p text:style-name="P100">&lt;script type="module"&gt;</text:p>
            <text:p text:style-name="P101">// import some functions</text:p>
            <text:p text:style-name="P102">import { first, assert } from "./celestra.browser.js";</text:p>
            <text:p text:style-name="P102">globalThis.first = first;</text:p>
            <text:p text:style-name="P102">globalThis.assert = assert;</text:p>
            <text:p text:style-name="P100">&lt;/script&gt;</text:p>
            <text:p text:style-name="P100"/>
          </table:table-cell>
          <table:table-cell table:style-name="Table8.B3" table:number-columns-spanned="3" office:value-type="string">
            <text:p text:style-name="P103"/>
            <text:p text:style-name="P103">// import the defaultExport object</text:p>
            <text:p text:style-name="P104"/>
            <text:p text:style-name="P105">import defaultExport from "./celestra.<text:span text:style-name="T235">node</text:span>.<text:span text:style-name="T235">m</text:span>js";</text:p>
            <text:p text:style-name="P105">globalThis.celestra = defaultExport;</text:p>
            <text:p text:style-name="P105">globalThis.CEL = defaultExport;</text:p>
            <text:p text:style-name="P105"/>
            <text:p text:style-name="P106">// import with default with name</text:p>
            <text:p text:style-name="P105"/>
            <text:p text:style-name="P105">import { default as celestra } from "./celestra.<text:span text:style-name="T235">node</text:span>.<text:span text:style-name="T235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all into a new celestra object</text:p>
            <text:p text:style-name="P105"/>
            <text:p text:style-name="P105">import * as celestra from "./celestra.<text:span text:style-name="T235">node</text:span>.<text:span text:style-name="T235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some functions</text:p>
            <text:p text:style-name="P105"/>
            <text:p text:style-name="P105">import { first, <text:span text:style-name="T236">assert</text:span> } from "./celestra.<text:span text:style-name="T235">node</text:span>.<text:span text:style-name="T235">m</text:span>js";</text:p>
            <text:p text:style-name="P105">globalThis.first = first;</text:p>
            <text:p text:style-name="P107"><text:span text:style-name="Source_20_Text"><text:span text:style-name="T237">globalThis.</text:span></text:span><text:span text:style-name="Source_20_Text"><text:span text:style-name="T238">assert</text:span></text:span><text:span text:style-name="Source_20_Text"><text:span text:style-name="T237"> = </text:span></text:span><text:span text:style-name="Source_20_Text"><text:span text:style-name="T238">assert</text:span></text:span><text:span text:style-name="Source_20_Text"><text:span text:style-name="T237">;<text:line-break/><text:line-break/></text:span></text:span><text:span text:style-name="Source_20_Text"><text:span text:style-name="T239">// </text:span></text:span><text:span text:style-name="Source_20_Text"><text:span text:style-name="T240">dynamic import</text:span></text:span><text:span text:style-name="Source_20_Text"><text:span text:style-name="T237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08">Removed <text:span text:style-name="T241">APIs</text:span> in the <text:span text:style-name="T233">celestra.node.</text:span><text:span text:style-name="T231">m</text:span><text:span text:style-name="T233">js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09">DOM API</text:p>
          </table:table-cell>
          <table:table-cell table:style-name="Table8.C5" office:value-type="string">
            <text:p text:style-name="P110"><text:span text:style-name="Source_20_Text"><text:span text:style-name="T237">AJAX and CORS API</text:span></text:span></text:p>
          </table:table-cell>
          <table:table-cell table:style-name="Table8.D5" office:value-type="string">
            <text:p text:style-name="P110"><text:span text:style-name="Source_20_Text"><text:span text:style-name="T237">Cookie API</text:span></text:span></text:p>
          </table:table-cell>
        </table:table-row>
      </table:table>
      <text:p text:style-name="P111"/>
      <text:p text:style-name="P11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3"><text:span text:style-name="T242">v</text:span>3.1.0</text:p>
          </table:table-cell>
          <table:table-cell table:style-name="Table3.A2" office:value-type="string">
            <text:p text:style-name="P113">v3.8.0</text:p>
          </table:table-cell>
          <table:table-cell table:style-name="Table3.C2" office:value-type="string">
            <text:p text:style-name="P114">v5.6.0</text:p>
          </table:table-cell>
        </table:table-row>
        <table:table-row>
          <table:table-cell table:style-name="Table3.A3" table:number-rows-spanned="3" office:value-type="string">
            <text:p text:style-name="P115">Array.from();</text:p>
            <text:p text:style-name="P115">Array.of();</text:p>
            <text:p text:style-name="P115">Array.prototype.copyWithin();</text:p>
            <text:p text:style-name="P115">Array.prototype.fill();</text:p>
            <text:p text:style-name="P115">Array.prototype.find();</text:p>
            <text:p text:style-name="P115">Array.prototype.findIndex();</text:p>
            <text:p text:style-name="P115">Object.create();</text:p>
            <text:p text:style-name="P115">String.fromCodePoint();</text:p>
            <text:p text:style-name="P115">String.prototype.codePointAt();</text:p>
            <text:p text:style-name="P115">String.prototype.endsWith();</text:p>
            <text:p text:style-name="P115">String.prototype.startsWith();</text:p>
            <text:p text:style-name="P115">Math.acosh();</text:p>
            <text:p text:style-name="P115">Math.asinh();</text:p>
            <text:p text:style-name="P115">Math.atanh();</text:p>
            <text:p text:style-name="P115">Math.cbrt();</text:p>
            <text:p text:style-name="P115">Math.clz32();</text:p>
            <text:p text:style-name="P115">Math.cosh();</text:p>
            <text:p text:style-name="P115">Math.expm1();</text:p>
            <text:p text:style-name="P115">Math.fround();</text:p>
            <text:p text:style-name="P115">Math.hypot();</text:p>
            <text:p text:style-name="P115">Math.imul();</text:p>
            <text:p text:style-name="P115">Math.log1p();</text:p>
            <text:p text:style-name="P115">Math.log10();</text:p>
            <text:p text:style-name="P115">Math.log2();</text:p>
            <text:p text:style-name="P115">Math.sign();</text:p>
            <text:p text:style-name="P115">Math.sinh();</text:p>
            <text:p text:style-name="P115">Math.tanh();</text:p>
            <text:p text:style-name="P115">Math.trunc();</text:p>
            <text:p text:style-name="P115">Number.EPSILON;</text:p>
            <text:p text:style-name="P115">Number.isNaN();</text:p>
            <text:p text:style-name="P115">isNaN();</text:p>
            <text:p text:style-name="P115">Number.isInteger();</text:p>
            <text:p text:style-name="P115">Number.isFinite();</text:p>
            <text:p text:style-name="P115">Number.isSafeInteger();</text:p>
            <text:p text:style-name="P115">Number.parseInt();</text:p>
            <text:p text:style-name="P115">Number.parseFloat();</text:p>
          </table:table-cell>
          <table:table-cell table:style-name="Table3.B3" table:number-rows-spanned="3" office:value-type="string">
            <text:p text:style-name="P115"/>
            <text:p text:style-name="P116"><text:span text:style-name="Source_20_Text"><text:span text:style-name="T210">Array.prototype.values();</text:span></text:span></text:p>
            <text:p text:style-name="P116"><text:span text:style-name="Source_20_Text"><text:span text:style-name="T210">Array.prototype.includes();</text:span></text:span></text:p>
            <text:p text:style-name="P115"/>
            <text:p text:style-name="P116"><text:span text:style-name="Source_20_Text"><text:span text:style-name="T210">ChildNode.after();</text:span></text:span><text:span text:style-name="T243"><text:line-break/></text:span><text:span text:style-name="Source_20_Text"><text:span text:style-name="T210">ChildNode.before();</text:span></text:span><text:span text:style-name="T243"><text:line-break/></text:span><text:span text:style-name="Source_20_Text"><text:span text:style-name="T210">ChildNode.remove();</text:span></text:span><text:span text:style-name="T243"><text:line-break/></text:span><text:span text:style-name="Source_20_Text"><text:span text:style-name="T210">ChildNode.replaceWith();</text:span></text:span></text:p>
            <text:p text:style-name="P115"/>
            <text:p text:style-name="P116"><text:span text:style-name="Source_20_Text"><text:span text:style-name="T210">Element.prototype.closest();<text:line-break/>Element.prototype.getAttributeNames();</text:span></text:span></text:p>
            <text:p text:style-name="P116"><text:span text:style-name="Source_20_Text"><text:span text:style-name="T210">Element.prototype.matches();</text:span></text:span></text:p>
            <text:p text:style-name="P116"><text:span text:style-name="Source_20_Text"><text:span text:style-name="T210">Element.prototype.toggleAttribute();</text:span></text:span></text:p>
            <text:p text:style-name="P115"/>
            <text:p text:style-name="P116"><text:span text:style-name="Source_20_Text"><text:span text:style-name="T210">ParentNode.append();</text:span></text:span></text:p>
            <text:p text:style-name="P116"><text:span text:style-name="Source_20_Text"><text:span text:style-name="T180"/></text:span></text:p>
            <text:p text:style-name="P116"><text:span text:style-name="Source_20_Text"><text:span text:style-name="T210">ParentNode.prepend();</text:span></text:span><text:span text:style-name="T243"><text:line-break/><text:line-break/></text:span><text:span text:style-name="Source_20_Text"><text:span text:style-name="T210">String.prototype[Symbol.iterator]();</text:span></text:span></text:p>
            <text:p text:style-name="P116"><text:span text:style-name="Source_20_Text"><text:span text:style-name="T210">String.prototype.includes();</text:span></text:span></text:p>
            <text:p text:style-name="P116"><text:span text:style-name="Source_20_Text"><text:span text:style-name="T210">String.prototype.repeat();</text:span></text:span><text:span text:style-name="T243"><text:line-break/></text:span></text:p>
            <text:p text:style-name="P116"><text:span text:style-name="Source_20_Text"><text:span text:style-name="T210">NodeList.prototype.forEach();</text:span></text:span><text:span text:style-name="T243"><text:line-break/></text:span></text:p>
            <text:p text:style-name="P116"><text:span text:style-name="Source_20_Text"><text:span text:style-name="T210">Object.assign();</text:span></text:span></text:p>
            <text:p text:style-name="P116"><text:span text:style-name="Source_20_Text"><text:span text:style-name="T210">Object.entries();</text:span></text:span><text:span text:style-name="T243"><text:line-break/></text:span></text:p>
            <text:p text:style-name="P116"><text:span text:style-name="Source_20_Text"><text:span text:style-name="T210">Object.getOwnPropertyDescriptors();</text:span></text:span><text:span text:style-name="T243"><text:line-break/></text:span><text:span text:style-name="Source_20_Text"><text:span text:style-name="T210">Object.values();</text:span></text:span><text:span text:style-name="T243"><text:line-break/></text:span></text:p>
            <text:p text:style-name="P116"><text:span text:style-name="Source_20_Text"><text:span text:style-name="T210">RegExp.prototype.flags;</text:span></text:span><text:span text:style-name="T243"><text:line-break/></text:span></text:p>
            <text:p text:style-name="P116"><text:span text:style-name="Source_20_Text"><text:span text:style-name="T244">window</text:span></text:span><text:span text:style-name="Source_20_Text"><text:span text:style-name="T210">.screenLeft;</text:span></text:span><text:span text:style-name="T243"><text:line-break/></text:span><text:span text:style-name="Source_20_Text"><text:span text:style-name="T244">window</text:span></text:span><text:span text:style-name="Source_20_Text"><text:span text:style-name="T210">.screenTop;</text:span></text:span></text:p>
          </table:table-cell>
          <table:table-cell table:style-name="Table3.C3" office:value-type="string">
            <text:p text:style-name="P115">Array.prototype.at();</text:p>
            <text:p text:style-name="P115"/>
            <text:p text:style-name="P115">Array.prototype.findLast();</text:p>
            <text:p text:style-name="P115">Array.prototype.findLastIndex();</text:p>
            <text:p text:style-name="P115"/>
            <text:p text:style-name="P115">Array.prototype.flat();</text:p>
            <text:p text:style-name="P115">Array.prototype.flatMap();</text:p>
            <text:p text:style-name="P115"/>
            <text:p text:style-name="P115">Number.MIN_SAFE_INTEGER;</text:p>
            <text:p text:style-name="P115">Number.MAX_SAFE_INTEGER;</text:p>
            <text:p text:style-name="P115"/>
            <text:p text:style-name="P115">Object.fromEntries();</text:p>
            <text:p text:style-name="P115">Object.is();</text:p>
            <text:p text:style-name="P115"/>
            <text:p text:style-name="P115">String.prototype.at();</text:p>
            <text:p text:style-name="P115"/>
            <text:p text:style-name="P115">String.prototype.matchAll();</text:p>
            <text:p text:style-name="P115"/>
            <text:p text:style-name="P115">String.prototype.padStart();</text:p>
            <text:p text:style-name="P115">String.prototype.padEnd();</text:p>
            <text:p text:style-name="P115"/>
            <text:p text:style-name="P115">String.prototype.replaceAll();</text:p>
            <text:p text:style-name="P115"/>
            <text:p text:style-name="P115">String.prototype.trimStart();</text:p>
            <text:p text:style-name="P115">String.prototype.trimLeft();</text:p>
            <text:p text:style-name="P115"/>
            <text:p text:style-name="P115">String.prototype.trimEnd();</text:p>
            <text:p text:style-name="P115">String.prototype.trimRight();</text:p>
            <text:p text:style-name="P115"/>
            <text:p text:style-name="P115">Typedarray.prototype.at();</text:p>
            <text:p text:style-name="P115"/>
            <text:p text:style-name="P115">TypedArray.prototype.findLast();</text:p>
            <text:p text:style-name="P11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4">v5.<text:span text:style-name="T245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5">BigInt.prototype.toJSON();</text:p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7T19:52:11.263546600</dc:date>
    <meta:print-date>2025-10-07T19:20:54.189933100</meta:print-date>
    <meta:editing-cycles>1110</meta:editing-cycles>
    <meta:editing-duration>P1DT8H47M28S</meta:editing-duration>
    <meta:printed-by>PDF files</meta:printed-by>
    <meta:document-statistic meta:table-count="7" meta:image-count="0" meta:object-count="0" meta:page-count="6" meta:paragraph-count="438" meta:word-count="695" meta:character-count="11141" meta:non-whitespace-character-count="10864"/>
    <meta:template xlink:type="simple" xlink:actuate="onRequest" xlink:title="" xlink:href="Normal.dotm"/>
  </office:meta>
</office:document-meta>
</file>